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3.279cm"/>
    </style:style>
    <style:style style:name="co28" style:family="table-column">
      <style:table-column-properties fo:break-before="auto" style:column-width="7.137cm"/>
    </style:style>
    <style:style style:name="co29" style:family="table-column">
      <style:table-column-properties fo:break-before="auto" style:column-width="9.162cm"/>
    </style:style>
    <style:style style:name="co6" style:family="table-column">
      <style:table-column-properties fo:break-before="auto" style:column-width="9.384cm"/>
    </style:style>
    <style:style style:name="co7" style:family="table-column">
      <style:table-column-properties fo:break-before="auto" style:column-width="2.558cm"/>
    </style:style>
    <style:style style:name="co10" style:family="table-column">
      <style:table-column-properties fo:break-before="auto" style:column-width="7.858cm"/>
    </style:style>
    <style:style style:name="co5" style:family="table-column">
      <style:table-column-properties fo:break-before="auto" style:column-width="8.274cm"/>
    </style:style>
    <style:style style:name="co11" style:family="table-column">
      <style:table-column-properties fo:break-before="auto" style:column-width="3.556cm"/>
    </style:style>
    <style:style style:name="co12" style:family="table-column">
      <style:table-column-properties fo:break-before="auto" style:column-width="2.418cm"/>
    </style:style>
    <style:style style:name="co13" style:family="table-column">
      <style:table-column-properties fo:break-before="auto" style:column-width="7.303cm"/>
    </style:style>
    <style:style style:name="co8" style:family="table-column">
      <style:table-column-properties fo:break-before="auto" style:column-width="8.107cm"/>
    </style:style>
    <style:style style:name="co14" style:family="table-column">
      <style:table-column-properties fo:break-before="auto" style:column-width="2.835cm"/>
    </style:style>
    <style:style style:name="co15" style:family="table-column">
      <style:table-column-properties fo:break-before="auto" style:column-width="5.803cm"/>
    </style:style>
    <style:style style:name="co16" style:family="table-column">
      <style:table-column-properties fo:break-before="auto" style:column-width="5.914cm"/>
    </style:style>
    <style:style style:name="co17" style:family="table-column">
      <style:table-column-properties fo:break-before="auto" style:column-width="2.891cm"/>
    </style:style>
    <style:style style:name="co18" style:family="table-column">
      <style:table-column-properties fo:break-before="auto" style:column-width="3.667cm"/>
    </style:style>
    <style:style style:name="co19" style:family="table-column">
      <style:table-column-properties fo:break-before="auto" style:column-width="11.437cm"/>
    </style:style>
    <style:style style:name="co20" style:family="table-column">
      <style:table-column-properties fo:break-before="auto" style:column-width="8.634cm"/>
    </style:style>
    <style:style style:name="co21" style:family="table-column">
      <style:table-column-properties fo:break-before="auto" style:column-width="10.134cm"/>
    </style:style>
    <style:style style:name="co22" style:family="table-column">
      <style:table-column-properties fo:break-before="auto" style:column-width="5.472cm"/>
    </style:style>
    <style:style style:name="co23" style:family="table-column">
      <style:table-column-properties fo:break-before="auto" style:column-width="10.687cm"/>
    </style:style>
    <style:style style:name="co24" style:family="table-column">
      <style:table-column-properties fo:break-before="auto" style:column-width="11.714cm"/>
    </style:style>
    <style:style style:name="co25" style:family="table-column">
      <style:table-column-properties fo:break-before="auto" style:column-width="6.609cm"/>
    </style:style>
    <style:style style:name="co30" style:family="table-column">
      <style:table-column-properties fo:break-before="auto" style:column-width="11.603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ff99" style:vertical-align="top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27" table:default-cell-style-name="ce1"/>
        <table:table-column table:style-name="co3" table:default-cell-style-name="ce1"/>
        <table:table-column table:style-name="co28" table:default-cell-style-name="ce1"/>
        <table:table-column table:style-name="co29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reak State</text:p>
          </table:table-cell>
          <table:table-cell table:number-columns-repeated="3"/>
          <table:table-cell office:value-type="string">
            <text:p>Using RS-232 hardware, see "YAT - BreakStateTest.jpg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SIR <text:s/>while opening</text:p>
          </table:table-cell>
          <table:table-cell office:value-type="string">
            <text:p>Start continues mode on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30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TS/CTS</text:p>
          </table:table-cell>
          <table:table-cell table:style-name="ce2" office:value-type="string">
            <text:p>Closed</text:p>
          </table:table-cell>
          <table:table-cell table:style-name="ce2" office:value-type="string">
            <text:p>Create new termial on serial COM port</text:p>
          </table:table-cell>
          <table:table-cell table:style-name="ce2" office:value-type="string">
            <text:p>OXS and IXS states are shown but disabled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Open – None</text:p>
          </table:table-cell>
          <table:table-cell table:style-name="ce2" office:value-type="string">
            <text:p>Start/open terminal</text:p>
          </table:table-cell>
          <table:table-cell table:style-name="ce2" office:value-type="string">
            <text:p>OXS and IXS states are hidden</text:p>
          </table:table-cell>
          <table:table-cell table:style-name="ce2" office:value-type="string">
            <text:p>FlowControlDefault = Non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Stop/close terminal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Open – Manual</text:p>
          </table:table-cell>
          <table:table-cell table:style-name="ce2" office:value-type="string">
            <text:p>Set terminal to 'Manual' flow control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Start/open terminal</text:p>
          </table:table-cell>
          <table:table-cell table:style-name="ce2" office:value-type="string">
            <text:p>OXS and IXS states are shown, OXS is assumed to be on, IXS is off</text:p>
          </table:table-cell>
          <table:table-cell table:style-name="ce2" office:value-type="string">
            <text:p>Manual flow control doesn't automatically set XO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Open – Combined</text:p>
          </table:table-cell>
          <table:table-cell table:style-name="ce2" office:value-type="string">
            <text:p>Create a second terminal looped back to the first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Set terminal to 'Combined' flow control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Start/open terminal</text:p>
          </table:table-cell>
          <table:table-cell table:style-name="ce2" office:value-type="string">
            <text:p>OXS and IXS states are shown, OXS is assumed to be on, IXS is on too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2" office:value-type="string">
            <text:p>OXS of first terminal is on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2" office:value-type="string">
            <text:p>&lt;XON&gt; is received by first terminal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Toggle IXS of first terminal</text:p>
          </table:table-cell>
          <table:table-cell table:style-name="ce2" office:value-type="string">
            <text:p>&lt;XON&gt; is received by second terminal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2" office:value-type="string">
            <text:p>OXS of second terminal is still on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Toggle IXS of first terminal</text:p>
          </table:table-cell>
          <table:table-cell table:style-name="ce2" office:value-type="string">
            <text:p>&lt;XOFF&gt; is received by second terminal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2" office:value-type="string">
            <text:p>OXS of second terminal is off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Send while XOn</text:p>
          </table:table-cell>
          <table:table-cell table:style-name="ce2" office:value-type="string">
            <text:p>Send some data from second to first terminal</text:p>
          </table:table-cell>
          <table:table-cell table:style-name="ce2" office:value-type="string">
            <text:p>Data is sent and received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Send while XOff</text:p>
          </table:table-cell>
          <table:table-cell table:style-name="ce2" office:value-type="string">
            <text:p>Toggle IXS of first terminal</text:p>
          </table:table-cell>
          <table:table-cell table:style-name="ce2" office:value-type="string">
            <text:p>&lt;XOFF&gt; is received by second terminal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Send some data from second to first terminal</text:p>
          </table:table-cell>
          <table:table-cell table:style-name="ce2" office:value-type="string">
            <text:p>Data is sent but kept back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Toggle IXS of first terminal</text:p>
          </table:table-cell>
          <table:table-cell table:style-name="ce2" office:value-type="string">
            <text:p>&lt;XON&gt; is received by second terminal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2" office:value-type="string">
            <text:p>Data is received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</text:p>
          </table:table-cell>
          <table:table-cell office:value-type="string">
            <text:p>Create new termial on serial COM port</text:p>
          </table:table-cell>
          <table:table-cell office:value-type="string">
            <text:p>OXS and I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OXS and IXS states are hidden</text:p>
          </table:table-cell>
          <table:table-cell office:value-type="string">
            <text:p>FlowControlDefault = N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</text:p>
          </table:table-cell>
          <table:table-cell office:value-type="string">
            <text:p>Set terminal to 'Manual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and IXS states are shown, OXS is assumed to be on, IXS is off</text:p>
          </table:table-cell>
          <table:table-cell office:value-type="string">
            <text:p>Manual flow control doesn't automatically set X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pen – Combined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Combined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and IXS states are shown, OXS is assumed to be on, IXS is on to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of second terminal is still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FF&gt; is received by second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of second terminal is o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10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SIR <text:s/>while opening</text:p>
          </table:table-cell>
          <table:table-cell office:value-type="string">
            <text:p>Start continues mode on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office:value-type="string">
            <text:p>Both terminals are still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table:table-column table:style-name="co1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Place YAT onto primary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starts on primary sc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Place YAT onto secondary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starts on secondary sc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Place YAT onto secondary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move secondary scree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Start YAT again</text:p>
          </table:table-cell>
          <table:table-cell office:value-type="string">
            <text:p>YAT must start on <text:span text:style-name="T1">primary</text:span> screen</text:p>
          </table:table-cell>
          <table:table-cell table:number-columns-repeated="1019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Copy-paste</text:p>
          </table:table-cell>
          <table:table-cell office:value-type="string">
            <text:p>Single line</text:p>
          </table:table-cell>
          <table:table-cell office:value-type="string">
            <text:p>Send a 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opy a sent line and paste it into the "Send Command" text box</text:p>
          </table:table-cell>
          <table:table-cell office:value-type="string">
            <text:p>Command is available fo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the line again</text:p>
          </table:table-cell>
          <table:table-cell office:value-type="string">
            <text:p>Command is sent exactly the same as befor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ultiple lines</text:p>
          </table:table-cell>
          <table:table-cell office:value-type="string">
            <text:p>Copy multiple lines and paste them into a text editor</text:p>
          </table:table-cell>
          <table:table-cell office:value-type="string">
            <text:p>All characters of all lines are pasted into the text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ormatted lines</text:p>
          </table:table-cell>
          <table:table-cell office:value-type="string">
            <text:p>Copy multiple lines and paste them into a word processer</text:p>
          </table:table-cell>
          <table:table-cell office:value-type="string">
            <text:p>All characters of all lines are properly format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command</text:p>
          </table:table-cell>
          <table:table-cell office:value-type="string">
            <text:p>Keys</text:p>
          </table:table-cell>
          <table:table-cell office:value-type="string">
            <text:p>Enter a valid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Command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eave text box with tab and forward 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office:value-type="string">
            <text:p>Command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shortcut 'F3' to send</text:p>
          </table:table-cell>
          <table:table-cell office:value-type="string">
            <text:p>Command i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Validation</text:p>
          </table:table-cell>
          <table:table-cell office:value-type="string">
            <text:p>Enter an invalid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table:formula="of:=[.E19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eave text box with tab</text:p>
          </table:table-cell>
          <table:table-cell table:formula="of:=[.E20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eave text box with tab again</text:p>
          </table:table-cell>
          <table:table-cell table:formula="of:=[.E21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ulti line command</text:p>
          </table:table-cell>
          <table:table-cell office:value-type="string">
            <text:p>Define multi lin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Predefined' dia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ancel 'Predefined' dia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multi line command</text:p>
          </table:table-cell>
          <table:table-cell office:value-type="string">
            <text:p>Command is sent</text:p>
          </table:table-cell>
          <table:table-cell office:value-type="string">
            <text:p>Used to issue an 'Invalid Command' error in a previous versi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edefined</text:p>
          </table:table-cell>
          <table:table-cell office:value-type="string">
            <text:p>Single line command</text:p>
          </table:table-cell>
          <table:table-cell office:value-type="string">
            <text:p>Create a command</text:p>
          </table:table-cell>
          <table:table-cell office:value-type="string">
            <text:p>Button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the command by shortcu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Tab order</text:p>
          </table:table-cell>
          <table:table-cell office:value-type="string">
            <text:p>Tab must forward from left to righ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Keys</text:p>
          </table:table-cell>
          <table:table-cell office:value-type="string">
            <text:p>Enter a valid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Dialog is quit and command is availa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the command</text:p>
          </table:table-cell>
          <table:table-cell office:value-type="string">
            <text:p>Command i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Validation</text:p>
          </table:table-cell>
          <table:table-cell office:value-type="string">
            <text:p>Enter an invalid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table:formula="of:=[.E37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eave text box with tab</text:p>
          </table:table-cell>
          <table:table-cell table:formula="of:=[.E38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eave text box with tab again</text:p>
          </table:table-cell>
          <table:table-cell table:formula="of:=[.E39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ulti line command</text:p>
          </table:table-cell>
          <table:table-cell office:value-type="string">
            <text:p>Define multi lin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'OK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dit multi line command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'Cancel'</text:p>
          </table:table-cell>
          <table:table-cell office:value-type="string">
            <text:p>Cursor must be forwarded to description</text:p>
          </table:table-cell>
          <table:table-cell office:value-type="string">
            <text:p>Used to remove the command in a previous version</text:p>
          </table:table-cell>
          <table:table-cell table:number-columns-repeated="1018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onsol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 is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2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"Help &gt; About" &gt; Click slightly above the right end of the 2<text:span text:style-name="T2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"Help &gt; About" &gt; Click slightly above the right end of the 3<text:span text:style-name="T2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0">20.11.2011</text:date>, <text:time>23:5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50H27M12S</meta:editing-duration>
    <meta:editing-cycles>30</meta:editing-cycles>
    <meta:generator>OpenOffice.org/3.2$Win32 OpenOffice.org_project/320m12$Build-9483</meta:generator>
    <dc:date>2011-11-20T23:55:49.38</dc:date>
    <dc:creator>Matthias Kläy</dc:creator>
    <meta:document-statistic meta:table-count="7" meta:cell-count="447" meta:object-count="0"/>
    <meta:user-defined meta:name="Info 1"/>
    <meta:user-defined meta:name="Info 2"/>
    <meta:user-defined meta:name="Info 3"/>
    <meta:user-defined meta:name="Info 4"/>
  </office:meta>
</office:document-meta>
</file>